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7000001E18131A7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elawik Light" svg:font-family="'Selawik Light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P4" style:family="paragraph" style:parent-style-name="Frame_20_contents">
      <style:paragraph-properties fo:margin-top="0cm" fo:margin-bottom="0.282cm" style:contextual-spacing="true"/>
    </style:style>
    <style:style style:name="P5" style:family="paragraph" style:parent-style-name="Frame_20_contents">
      <style:paragraph-properties fo:line-height="100%"/>
    </style:style>
    <style:style style:name="P6" style:family="paragraph" style:parent-style-name="Frame_20_contents">
      <style:text-properties style:font-name="Selawik Light" fo:font-size="14pt" fo:font-weight="bold" style:font-size-asian="14pt" style:font-weight-asian="bold" style:font-name-complex="Calibri Light1" style:font-size-complex="14pt"/>
    </style:style>
    <style:style style:name="P7" style:family="paragraph" style:parent-style-name="Frame_20_contents">
      <style:paragraph-properties fo:margin-left="0.635cm"/>
    </style:style>
    <style:style style:name="P8" style:family="paragraph" style:parent-style-name="Frame_20_contents">
      <style:paragraph-properties fo:margin-left="1.249cm" fo:text-indent="-1.249cm" style:auto-text-indent="false"/>
    </style:style>
    <style:style style:name="P9" style:family="paragraph" style:parent-style-name="List_20_Paragraph" style:list-style-name="WWNum8"/>
    <style:style style:name="P10" style:family="paragraph" style:parent-style-name="Frame_20_contents">
      <style:paragraph-properties fo:line-height="100%"/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P11" style:family="paragraph" style:parent-style-name="Frame_20_contents">
      <style:paragraph-properties fo:text-align="justify" style:justify-single-word="false" loext:word-spacing-minimum="75%" loext:word-spacing-maximum="133%"/>
    </style:style>
    <style:style style:name="P12" style:family="paragraph" style:parent-style-name="Frame_20_contents">
      <style:paragraph-properties fo:text-align="end" style:justify-single-word="false"/>
    </style:style>
    <style:style style:name="T1" style:family="text">
      <style:text-properties fo:color="#ffffff" loext:opacity="100%" style:font-name="Selawik Light" fo:font-size="16pt" fo:language="es" fo:country="ES" fo:font-weight="bold" style:font-size-asian="16pt" style:font-weight-asian="bold" style:font-size-complex="16pt">
        <loext:char-complex-color loext:theme-type="light1" loext:color-type="theme"/>
      </style:text-properties>
    </style:style>
    <style:style style:name="T2" style:family="text">
      <style:text-properties fo:color="#ffffff" loext:opacity="100%" style:font-name="Selawik Light" fo:font-size="16pt" fo:language="es" fo:country="ES" fo:font-weight="bold" officeooo:rsid="00104d07" style:font-size-asian="16pt" style:font-weight-asian="bold" style:font-name-complex="Calibri Light1" style:font-size-complex="16pt">
        <loext:char-complex-color loext:theme-type="light1" loext:color-type="theme"/>
      </style:text-properties>
    </style:style>
    <style:style style:name="T3" style:family="text">
      <style:text-properties fo:color="#ffffff" loext:opacity="100%" style:font-name="Selawik Light" fo:font-size="16pt" fo:language="es" fo:country="ES" fo:font-weight="bold" style:font-size-asian="16pt" style:font-weight-asian="bold" style:font-name-complex="Calibri Light1" style:font-size-complex="16pt">
        <loext:char-complex-color loext:theme-type="light1" loext:color-type="theme"/>
      </style:text-properties>
    </style:style>
    <style:style style:name="T4" style:family="text">
      <style:text-properties fo:color="#3b3838" loext:opacity="100%" style:font-name="Times New Roman" fo:font-size="26pt" fo:language="es" fo:country="ES" fo:font-weight="bold" style:font-family-asian="SimSun" style:font-family-generic-asian="system" style:font-pitch-asian="variable" style:font-size-asian="26pt" style:font-weight-asian="bold" style:font-name-complex="Times New Roman1" style:font-size-complex="26pt" style:font-weight-complex="bold">
        <loext:char-complex-color loext:theme-type="light2" loext:color-type="theme">
          <loext:transformation loext:type="shade" loext:value="7490"/>
        </loext:char-complex-color>
      </style:text-properties>
    </style:style>
    <style:style style:name="T5" style:family="text">
      <style:text-properties style:font-name="Times New Roman" fo:font-size="16pt" fo:language="es" fo:country="ES" style:font-size-asian="16pt" style:font-name-complex="Times New Roman1" style:font-size-complex="16pt"/>
    </style:style>
    <style:style style:name="T6" style:family="text">
      <style:text-properties style:font-name="Times New Roman" fo:font-size="14pt" fo:language="es" fo:country="ES" style:font-size-asian="14pt" style:font-name-complex="Times New Roman1" style:font-size-complex="14pt"/>
    </style:style>
    <style:style style:name="T7" style:family="text">
      <style:text-properties fo:color="#0070c0" loext:opacity="100%" fo:font-family="Selawik" style:font-family-generic="swiss" style:font-pitch="variable" fo:font-size="16pt" fo:letter-spacing="0.106cm" fo:language="es" fo:country="ES" fo:font-weight="bold" style:font-size-asian="16pt" style:font-weight-asian="bold" style:font-size-complex="16pt" style:font-weight-complex="bold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T10" style:family="text">
      <style:text-properties style:font-name="Selawik Light" fo:font-size="14pt" fo:font-weight="bold" style:font-size-asian="14pt" style:font-weight-asian="bold" style:font-name-complex="Calibri Light1" style:font-size-complex="14pt"/>
    </style:style>
    <style:style style:name="T11" style:family="text">
      <style:text-properties style:font-name="Selawik Light" fo:font-size="12pt" fo:font-weight="bold" style:font-size-asian="12pt" style:font-weight-asian="bold" style:font-name-complex="Calibri Light1" style:font-size-complex="12pt"/>
    </style:style>
    <style:style style:name="T12" style:family="text">
      <style:text-properties style:font-name="Times New Roman" fo:font-size="12pt" fo:language="es" fo:country="ES" fo:font-style="italic" fo:font-weight="bold" style:font-size-asian="12pt" style:font-style-asian="italic" style:font-weight-asian="bold" style:font-name-complex="Times New Roman1" style:font-size-complex="12pt"/>
    </style:style>
    <style:style style:name="T13" style:family="text">
      <style:text-properties style:font-name="Selawik Light" fo:font-size="12pt" fo:language="es" fo:country="ES" fo:font-weight="bold" style:font-size-asian="12pt" style:font-weight-asian="bold" style:font-name-complex="Calibri Light1" style:font-size-complex="12pt"/>
    </style:style>
    <style:style style:name="T14" style:family="text">
      <style:text-properties style:font-name="Times New Roman" fo:font-size="12pt" fo:language="es" fo:country="ES" fo:font-weight="bold" style:font-size-asian="12pt" style:font-weight-asian="bold" style:font-name-complex="Times New Roman1" style:font-size-complex="12pt"/>
    </style:style>
    <style:style style:name="T15" style:family="text">
      <style:text-properties style:font-name="Times New Roman" fo:font-size="12pt" fo:language="es" fo:country="ES" style:font-size-asian="12pt" style:font-name-complex="Times New Roman1" style:font-size-complex="12pt"/>
    </style:style>
    <style:style style:name="T16" style:family="text">
      <style:text-properties style:font-name="Times New Roman" fo:font-size="13pt" style:font-size-asian="13pt" style:font-name-complex="Times New Roman1" style:font-size-complex="13pt"/>
    </style:style>
    <style:style style:name="T17" style:family="text">
      <style:text-properties style:font-name="Selawik Light" fo:font-size="16pt" fo:language="es" fo:country="ES" fo:font-weight="bold" style:font-size-asian="16pt" style:font-weight-asian="bold" style:font-size-complex="16pt"/>
    </style:style>
    <style:style style:name="T18" style:family="text">
      <style:text-properties style:font-name="Selawik Light" fo:font-size="13pt" fo:language="es" fo:country="ES" style:font-size-asian="13pt" style:font-name-complex="Calibri Light1" style:font-size-complex="13pt"/>
    </style:style>
    <style:style style:name="T19" style:family="text">
      <style:text-properties style:font-name="Selawik Light" fo:font-size="14pt" fo:language="es" fo:country="ES" style:font-size-asian="14pt" style:font-name-complex="Calibri Light1" style:font-size-complex="14pt"/>
    </style:style>
    <style:style style:name="T20" style:family="text">
      <style:text-properties style:font-name="Selawik Light" fo:font-size="20pt" fo:language="es" fo:country="ES" fo:font-weight="bold" style:font-size-asian="20pt" style:font-weight-asian="bold" style:font-family-complex="Kalinga" style:font-family-generic-complex="system" style:font-pitch-complex="variable" style:font-size-complex="20pt"/>
    </style:style>
    <style:style style:name="T21" style:family="text">
      <style:text-properties fo:color="#ffffff" loext:opacity="100%" fo:font-size="10pt" style:font-size-asian="10pt" style:font-size-complex="10pt">
        <loext:char-complex-color loext:theme-type="light1" loext:color-type="theme"/>
      </style:text-properties>
    </style:style>
    <style:style style:name="T22" style:family="text">
      <style:text-properties fo:color="#ffffff" loext:opacity="100%" fo:font-family="Calibri" style:font-family-generic="swiss" style:font-pitch="variable" fo:font-size="8pt" style:font-name-asian="Calibri1" style:font-size-asian="8pt" style:rfc-language-tag-asian="es-ES-u-co-trad" style:language-asian="es" style:country-asian="ES" style:font-name-complex="Courier New" style:font-size-complex="8pt" style:font-weight-complex="bold">
        <loext:char-complex-color loext:theme-type="light1" loext:color-type="theme"/>
      </style:text-properties>
    </style:style>
    <style:style style:name="gr1" style:family="graphic">
      <style:graphic-properties draw:stroke="none" svg:stroke-width="0cm" draw:fill="bitmap" draw:fill-image-name="Bitmap_20_1" style:repeat="stretch" draw:textarea-vertical-align="top" draw:auto-grow-height="false" fo:min-height="5.05cm" fo:min-width="3.956cm" fo:padding-top="0.125cm" fo:padding-bottom="0.125cm" fo:padding-left="0.25cm" fo:padding-right="0.25cm" fo:wrap-option="wrap" fo:clip="rect(0.827cm, 0.343cm, 1.969cm, 0.512cm)" loext:decorative="false" fo:margin-left="0.053cm" fo:margin-right="0.071cm" fo:margin-top="0cm" fo:margin-bottom="1.6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841cm" fo:min-width="11.146cm" fo:padding-top="0.127cm" fo:padding-bottom="0.127cm" fo:padding-left="0.254cm" fo:padding-right="0.254cm" fo:wrap-option="wrap" loext:decorative="false" fo:margin-left="0cm" fo:margin-right="0cm" fo:margin-top="0cm" fo:margin-bottom="0.018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solid" svg:stroke-width="0.018cm" svg:stroke-color="#5b9bd5" draw:stroke-linejoin="miter" svg:stroke-linecap="butt" draw:fill="gradient" draw:fill-gradient-name="Gradient_20_1" draw:textarea-vertical-align="top" draw:auto-grow-height="false" fo:min-height="8.451cm" fo:min-width="27.178cm" fo:padding-top="0.125cm" fo:padding-bottom="0.125cm" fo:padding-left="0.25cm" fo:padding-right="0.25cm" fo:wrap-option="wrap" loext:decorative="false" fo:margin-left="0cm" fo:margin-right="0.051cm" fo:margin-top="0cm" fo:margin-bottom="0.032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>
        <loext:stroke-complex-color loext:theme-type="accent5" loext:color-type="theme"/>
      </style:graphic-properties>
    </style:style>
    <style:style style:name="gr4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1.148cm" fo:min-width="14.063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0.633cm" fo:min-width="7.29cm" fo:padding-top="0.127cm" fo:padding-bottom="0.127cm" fo:padding-left="0.254cm" fo:padding-right="0.254cm" fo:wrap-option="wrap" loext:decorative="false" fo:margin-left="0cm" fo:margin-right="0cm" fo:margin-top="0cm" fo:margin-bottom="0.014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loext:fill-use-slide-background="false" draw:textarea-vertical-align="top" draw:auto-grow-height="false" fo:min-height="2.812cm" fo:min-width="7.28cm" fo:padding-top="0.127cm" fo:padding-bottom="0.127cm" fo:padding-left="0.254cm" fo:padding-right="0.254cm" fo:wrap-option="wrap" loext:decorative="false" fo:margin-left="0cm" fo:margin-right="0cm" fo:margin-top="0cm" fo:margin-bottom="0.0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751cm" fo:min-width="6.784cm" fo:padding-top="0.127cm" fo:padding-bottom="0.127cm" fo:padding-left="0.254cm" fo:padding-right="0.254cm" fo:wrap-option="wrap" loext:decorative="false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loext:fill-use-slide-background="false" draw:textarea-vertical-align="top" draw:auto-grow-height="false" fo:min-height="2.644cm" fo:min-width="8.218cm" fo:padding-top="0.127cm" fo:padding-bottom="0.127cm" fo:padding-left="0.254cm" fo:padding-right="0.254cm" fo:wrap-option="wrap" loext:decorative="false" fo:margin-left="0cm" fo:margin-right="0cm" fo:margin-top="0cm" fo:margin-bottom="0.014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751cm" fo:min-width="8.788cm" fo:padding-top="0.127cm" fo:padding-bottom="0.127cm" fo:padding-left="0.254cm" fo:padding-right="0.254cm" fo:wrap-option="wrap" loext:decorative="false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loext:fill-use-slide-background="false" draw:textarea-vertical-align="top" draw:auto-grow-height="false" fo:min-height="2.554cm" fo:min-width="8.218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751cm" fo:min-width="11.837cm" fo:padding-top="0.127cm" fo:padding-bottom="0.127cm" fo:padding-left="0.254cm" fo:padding-right="0.254cm" fo:wrap-option="wrap" loext:decorative="false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cm" draw:fill="none" loext:fill-use-slide-background="false" draw:textarea-vertical-align="top" draw:auto-grow-height="false" fo:min-height="0.504cm" fo:min-width="11.146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cm" draw:fill="none" loext:fill-use-slide-background="false" draw:textarea-vertical-align="top" draw:auto-grow-height="false" fo:min-height="0.663cm" fo:min-width="9.663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cm" draw:fill="none" loext:fill-use-slide-background="false" draw:textarea-vertical-align="top" draw:auto-grow-height="false" fo:min-height="5.884cm" fo:min-width="10.765cm" fo:padding-top="0.127cm" fo:padding-bottom="0.127cm" fo:padding-left="0.254cm" fo:padding-right="0.254cm" fo:wrap-option="wrap" loext:decorative="false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cm" draw:fill="none" loext:fill-use-slide-background="false" draw:textarea-vertical-align="top" draw:auto-grow-height="false" fo:min-height="5.925cm" fo:min-width="8.218cm" fo:padding-top="0.127cm" fo:padding-bottom="0.127cm" fo:padding-left="0.254cm" fo:padding-right="0.254cm" fo:wrap-option="wrap" loext:decorative="false" fo:margin-left="0cm" fo:margin-right="0cm" fo:margin-top="0cm" fo:margin-bottom="0.014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751cm" fo:min-width="7.417cm" fo:padding-top="0.127cm" fo:padding-bottom="0.127cm" fo:padding-left="0.254cm" fo:padding-right="0.254cm" fo:wrap-option="wrap" loext:decorative="false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841cm" fo:min-width="11.04cm" fo:padding-top="0.127cm" fo:padding-bottom="0.127cm" fo:padding-left="0.254cm" fo:padding-right="0.254cm" fo:wrap-option="wrap" loext:decorative="false" fo:margin-left="0cm" fo:margin-right="0cm" fo:margin-top="0cm" fo:margin-bottom="0.018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cm" draw:fill="none" loext:fill-use-slide-background="false" draw:textarea-vertical-align="top" draw:auto-grow-height="false" fo:min-height="8.167cm" fo:min-width="12.317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 style:parent-style-name="Frame">
      <style:graphic-properties draw:stroke="none" svg:stroke-width="0cm" draw:fill="none" loext:fill-use-slide-background="false" draw:textarea-vertical-align="top" draw:auto-grow-height="false" fo:min-height="0.968cm" fo:min-width="5.459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0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751cm" fo:min-width="5.487cm" fo:padding-top="0.127cm" fo:padding-bottom="0.127cm" fo:padding-left="0.254cm" fo:padding-right="0.254cm" fo:wrap-option="wrap" loext:decorative="false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1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474cm" fo:min-width="3.538cm" fo:padding-top="0.127cm" fo:padding-bottom="0.127cm" fo:padding-left="0.254cm" fo:padding-right="0.254cm" fo:wrap-option="wrap" loext:decorative="false" fo:margin-left="0cm" fo:margin-right="0cm" fo:margin-top="0cm" fo:margin-bottom="0.016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GoBack"/><draw:custom-shape text:anchor-type="char" draw:z-index="19" draw:name="Imagen 14" draw:style-name="gr1" draw:text-style-name="P1" svg:width="4.694cm" svg:height="5.538cm" svg:x="-0.624cm" svg:y="-1.129cm"><text:p/><draw:enhanced-geometry draw:mirror-horizontal="false" draw:mirror-vertical="false" draw:glue-points="?f8 0 0 ?f9 ?f8 ?f10 ?f11 ?f9" draw:text-areas="?f5 ?f5 ?f6 ?f7" svg:viewBox="0 0 0 0" draw:type="ooxml-roundRect" draw:modifiers="8594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position-x="?f2" draw:handle-position-y="0" draw:handle-range-x-maximum="50000" draw:handle-range-x-minimum="0"/></draw:enhanced-geometry></draw:custom-shape><draw:custom-shape text:anchor-type="char" draw:z-index="11" draw:name="Zone de texte 2" draw:style-name="gr2" draw:text-style-name="P2" svg:width="11.653cm" svg:height="1.094cm" svg:x="8.057cm" svg:y="-0.499cm"><text:p text:style-name="Frame_20_contents" loext:marker-style-name="T1"><text:span text:style-name="T2">C</text:span><text:span text:style-name="T3">.</text:span><text:span text:style-name="T2">C</text:span><text:span text:style-name="T3">. 1018241328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Rectangle 1" draw:style-name="gr3" draw:text-style-name="P3" svg:width="27.678cm" svg:height="8.7cm" svg:x="-6.064cm" svg:y="-2.499cm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Zone de texte 2" draw:style-name="gr4" draw:text-style-name="P2" svg:width="14.57cm" svg:height="1.401cm" svg:x="8.137cm" svg:y="-1.722cm"><text:p text:style-name="Frame_20_contents" loext:marker-style-name="T4"><text:span text:style-name="T4">Diego Caldera Escobar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-end text:name="_GoBack"/></text:p>
      <text:p text:style-name="Standard"><draw:custom-shape text:anchor-type="char" draw:z-index="16" draw:name="Cuadro de texto 9" draw:style-name="gr5" draw:text-style-name="P2" svg:width="7.797cm" svg:height="0.886cm" svg:x="-1.413cm" svg:y="8.341cm"><text:p text:style-name="P4" loext:marker-style-name="T5"><text:span text:style-name="T5">diegopscobar@gmail.com</text:span></text:p><draw:enhanced-geometry draw:glue-points="?f0 0 0 ?f1 ?f0 ?f2 ?f3 ?f1"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Cuadro de texto 10" draw:style-name="gr6" draw:text-style-name="P2" svg:width="7.787cm" svg:height="3.065cm" svg:x="-1.489cm" svg:y="9.14cm"><text:p text:style-name="P5" loext:marker-style-name="T6"><text:span text:style-name="T6">F.N: 14 De Abril De 2008</text:span><text:span text:style-name="T6"/></text:p><text:p text:style-name="P5" loext:marker-style-name="T6"><text:span text:style-name="T6">Dirección: Cl 25 B Cr 74 – 18</text:span><text:span text:style-name="T6"/></text:p><text:p text:style-name="P5" loext:marker-style-name="T6"><text:span text:style-name="T6">Estado Civil: Soltero <text:s text:c="17"/></text:span></text:p><draw:enhanced-geometry draw:glue-points="?f0 0 0 ?f1 ?f0 ?f2 ?f3 ?f1"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Zone de texte 53" draw:style-name="gr7" draw:text-style-name="P2" svg:width="7.291cm" svg:height="1.004cm" svg:x="-1.464cm" svg:y="13.436cm"><text:p text:style-name="Frame_20_contents" loext:marker-style-name="T7"><text:span text:style-name="T7">FORMACIÓN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Cuadro de texto 10" draw:style-name="gr8" draw:text-style-name="P2" svg:width="8.725cm" svg:height="2.897cm" svg:x="-1.552cm" svg:y="14.688cm"><text:p text:style-name="Frame_20_contents" loext:marker-style-name="T8"><text:span text:style-name="T8">Bachiller Académico – Media Técnica en Informática <text:s text:c="57"/>San Judas Tadeo <text:s text:c="53"/>7 de abril de 2025</text:span><text:span text:style-name="T8"/></text:p><text:p text:style-name="Frame_20_contents" loext:marker-style-name="T8"/><draw:enhanced-geometry draw:glue-points="?f0 0 0 ?f1 ?f0 ?f2 ?f3 ?f1"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0" draw:name="Zone de texte 53" draw:style-name="gr9" draw:text-style-name="P2" svg:width="9.295cm" svg:height="1.004cm" svg:x="-1.789cm" svg:y="18.066cm"><text:p text:style-name="Frame_20_contents" loext:marker-style-name="T7"><text:span text:style-name="T7">EDUCACION SUPERIOR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Cuadro de texto 10" draw:style-name="gr10" draw:text-style-name="P2" svg:width="8.725cm" svg:height="2.807cm" svg:x="-1.826cm" svg:y="19.034cm"><text:p text:style-name="Frame_20_contents" loext:marker-style-name="T9"><text:span text:style-name="T9">Técnico en Asistente en Sistemas Politécnico Mayor <text:s text:c="43"/>10 de diciembre de 2025 <text:s text:c="18"/>ASISTENTE EN SISTEMAS</text:span><text:span text:style-name="T9"/></text:p><text:p text:style-name="P6" loext:marker-style-name="T10"/><text:p text:style-name="Frame_20_contents" loext:marker-style-name="T11"/><draw:enhanced-geometry draw:glue-points="?f0 0 0 ?f1 ?f0 ?f2 ?f3 ?f1"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Zone de texte 3" draw:style-name="gr11" draw:text-style-name="P2" svg:width="12.344cm" svg:height="1.004cm" svg:x="9.234cm" svg:y="6.399cm"><text:p text:style-name="Frame_20_contents" loext:marker-style-name="T7"><text:span text:style-name="T7">EXPERIENCIA PROFESIONAL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Cuadro de texto 10" draw:style-name="gr12" draw:text-style-name="P2" svg:width="11.653cm" svg:height="0.757cm" svg:x="6.458cm" svg:y="7.572cm"><text:p text:style-name="P7" loext:marker-style-name="T12"><text:span text:style-name="T12">PROYECTO INDEPENDIENTE – DESARROLLO DE PÁGINA WEB</text:span><text:span text:style-name="T12"/></text:p><text:p text:style-name="Frame_20_contents" loext:marker-style-name="T13"/><draw:enhanced-geometry draw:glue-points="?f0 0 0 ?f1 ?f0 ?f2 ?f3 ?f1"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Cuadro de texto 10" draw:style-name="gr13" draw:text-style-name="P2" svg:width="10.17cm" svg:height="0.916cm" svg:x="7.31cm" svg:y="8.246cm"><text:p text:style-name="Frame_20_contents" loext:marker-style-name="T14"><text:span text:style-name="T14">Duración: 3 meses</text:span><text:span text:style-name="T14"/></text:p><text:p text:style-name="P8" loext:marker-style-name="T8"/><draw:enhanced-geometry draw:glue-points="?f0 0 0 ?f1 ?f0 ?f2 ?f3 ?f1"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Cuadro de texto 10" draw:style-name="gr14" draw:text-style-name="P2" svg:width="11.272cm" svg:height="6.137cm" svg:x="6.638cm" svg:y="9.102cm"><text:p text:style-name="P7" loext:marker-style-name="T12"><text:span text:style-name="T12">Actividades realizadas:</text:span><text:span text:style-name="T12"/></text:p><text:list text:style-name="WWNum8"><text:list-item><text:p text:style-name="P9" loext:marker-style-name="T15"><text:span text:style-name="T15">Desarrollo de páginas web con HTML, CSS y JavaScript</text:span><text:span text:style-name="T15"/></text:p></text:list-item><text:list-item><text:p text:style-name="P9" loext:marker-style-name="T15"><text:span text:style-name="T15">Creación de formularios y manejo básico de bases de datos</text:span><text:span text:style-name="T15"/></text:p></text:list-item><text:list-item><text:p text:style-name="P9" loext:marker-style-name="T15"><text:span text:style-name="T15">Implementación de SEO básico y metadatos</text:span><text:span text:style-name="T15"/></text:p></text:list-item><text:list-item><text:p text:style-name="P9" loext:marker-style-name="T15"><text:span text:style-name="T15">Diseño de interfaces y animaciones web</text:span><text:span text:style-name="T15"/></text:p></text:list-item><text:list-item><text:p text:style-name="P9" loext:marker-style-name="T15"><text:span text:style-name="T15">Despliegue de proyectos web </text:span></text:p></text:list-item></text:list><draw:enhanced-geometry draw:glue-points="?f0 0 0 ?f1 ?f0 ?f2 ?f3 ?f1"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Cuadro de texto 10" draw:style-name="gr15" draw:text-style-name="P2" svg:width="8.725cm" svg:height="6.178cm" svg:x="8.133cm" svg:y="16.505cm"><text:p text:style-name="P5" loext:marker-style-name="T9"><text:span text:style-name="T9">Juan Carlos Caldera Rodríguez <text:s text:c="16"/></text:span><text:span text:style-name="T16">Ocupación: Operador logístico <text:s text:c="13"/>3127117940 <text:s text:c="48"/>Parentesco: Papá</text:span></text:p><text:p text:style-name="P10" loext:marker-style-name="T9"/><text:p text:style-name="P5" loext:marker-style-name="T9"><text:span text:style-name="T9">Leidy Diana Escobar García <text:s text:c="19"/></text:span><text:span text:style-name="T16">Ocupación: Manicurista <text:s text:c="22"/>3002813223 <text:s text:c="41"/>Parentesco: Mamá</text:span></text:p><text:p text:style-name="P6" loext:marker-style-name="T10"/><text:p text:style-name="P6" loext:marker-style-name="T10"/><text:p text:style-name="P6" loext:marker-style-name="T10"/><text:p text:style-name="Frame_20_contents" loext:marker-style-name="T11"/><draw:enhanced-geometry draw:glue-points="?f0 0 0 ?f1 ?f0 ?f2 ?f3 ?f1"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8" draw:name="Zone de texte 53" draw:style-name="gr16" draw:text-style-name="P2" svg:width="7.924cm" svg:height="1.004cm" svg:x="8.2cm" svg:y="15.365cm"><text:p text:style-name="Frame_20_contents" loext:marker-style-name="T7"><text:span text:style-name="T7"><text:s/>REFERENCIAS <text:s/>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Zone de texte 16" draw:style-name="gr17" draw:text-style-name="P2" svg:width="11.547cm" svg:height="1.094cm" svg:x="8.093cm" svg:y="0.363cm"><text:p text:style-name="Frame_20_contents" loext:marker-style-name="T17"><text:span text:style-name="T17">SOBRE MI 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Cuadro de texto 10" draw:style-name="gr18" draw:text-style-name="P2" svg:width="12.824cm" svg:height="8.42cm" svg:x="5.147cm" svg:y="1.071cm"><text:p text:style-name="P11" loext:marker-style-name="T18"><text:span text:style-name="T19">Estudiante y técnico en el área de sistemas con conocimientos en informática y desarrollo web. Interesado en la creación de soluciones tecnológicas, páginas web modernas y optimización digital. Persona responsable, proactiva y con gran interés en seguir aprendiendo y desarrollándose en el área tecnológica</text:span><text:span text:style-name="T18">.</text:span></text:p><draw:enhanced-geometry draw:glue-points="?f0 0 0 ?f1 ?f0 ?f2 ?f3 ?f1"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Cuadro de texto 10" draw:style-name="gr19" draw:text-style-name="P2" svg:width="5.966cm" svg:height="1.221cm" svg:x="-1.06cm" svg:y="6.863cm"><text:p text:style-name="Frame_20_contents" loext:marker-style-name="T20"><text:span text:style-name="T20">3025449170</text:span></text:p><draw:enhanced-geometry draw:glue-points="?f0 0 0 ?f1 ?f0 ?f2 ?f3 ?f1"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Zone de texte 193" draw:style-name="gr20" draw:text-style-name="P2" svg:width="5.994cm" svg:height="1.004cm" svg:x="-1.12cm" svg:y="6.033cm"><text:p text:style-name="Frame_20_contents" loext:marker-style-name="T7"><text:span text:style-name="T7">CONTACTO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Zone de texte 2" draw:style-name="gr21" draw:text-style-name="P2" svg:width="4.045cm" svg:height="0.727cm" svg:x="13.677cm" svg:y="24.604cm"><text:p text:style-name="P12" loext:marker-style-name="T21"><text:span text:style-name="T22">©AZURIUS – Hoja-de-vida.co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elawik Light" svg:font-family="'Selawik Light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b1cbe9" draw:end-color="#92b9e3" draw:start-intensity="100%" draw:end-intensity="100%" draw:angle="0deg" draw:border="0%">
      <loext:gradient-stop svg:offset="0" loext:color-type="rgb" loext:color-value="#b1cbe9"/>
      <loext:gradient-stop svg:offset="0.5" loext:color-type="rgb" loext:color-value="#a2c1e4"/>
      <loext:gradient-stop svg:offset="1" loext:color-type="rgb" loext:color-value="#92b9e3"/>
    </draw:gradient>
    <draw:fill-image draw:name="Bitmap_20_1" draw:display-name="Bitmap 1" xlink:href="Pictures/1000000000000197000001E18131A7C7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F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rfc-language-tag="es-ES-u-co-trad" fo:language="es" fo:country="ES" style:letter-kerning="true" style:font-name-asian="F" style:font-family-generic-asian="system" style:font-pitch-asian="variable" style:font-size-asian="28pt" style:language-asian="es" style:country-asian="ES" style:font-name-complex="Times New Roman1" style:font-family-complex="'Times New Roman'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rfc-language-tag="es-ES-u-co-trad" fo:language="es" fo:country="ES" style:letter-kerning="true" style:font-name-asian="F" style:font-family-generic-asian="system" style:font-pitch-asian="variable" style:font-size-asian="28pt" style:language-asian="es" style:country-asian="ES" style:font-name-complex="Times New Roman1" style:font-family-complex="'Times New Roman'" style:font-family-generic-complex="system" style:font-pitch-complex="variable" style:font-size-complex="28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style:font-name="Calibri" fo:font-family="Calibri" style:font-family-generic="roman" style:font-pitch="variable" fo:font-size="10pt" style:font-size-asian="10pt"/>
    </style:style>
    <style:style style:name="ListLabel_20_12" style:display-name="ListLabel 12" style:family="text">
      <style:text-properties style:font-name="Calibri" fo:font-family="Calibri" style:font-family-generic="roman" style:font-pitch="variable" fo:font-size="10pt" style:font-size-asian="10pt"/>
    </style:style>
    <style:style style:name="ListLabel_20_13" style:display-name="ListLabel 13" style:family="text">
      <style:text-properties style:font-name="Calibri" fo:font-family="Calibri" style:font-family-generic="roman" style:font-pitch="variable" fo:font-size="10pt" style:font-size-asian="10pt"/>
    </style:style>
    <style:style style:name="ListLabel_20_14" style:display-name="ListLabel 14" style:family="text">
      <style:text-properties style:font-name="Calibri" fo:font-family="Calibri" style:font-family-generic="roman" style:font-pitch="variable" fo:font-size="10pt" style:font-size-asian="10pt"/>
    </style:style>
    <style:style style:name="ListLabel_20_15" style:display-name="ListLabel 15" style:family="text">
      <style:text-properties style:font-name="Calibri" fo:font-family="Calibri" style:font-family-generic="roman" style:font-pitch="variable" fo:font-size="10pt" style:font-size-asian="10pt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0pt" style:font-size-asian="10pt"/>
    </style:style>
    <style:style style:name="ListLabel_20_17" style:display-name="ListLabel 17" style:family="text">
      <style:text-properties style:font-name="Calibri" fo:font-family="Calibri" style:font-family-generic="roman" style:font-pitch="variable" fo:font-size="10pt" style:font-size-asian="10pt"/>
    </style:style>
    <style:style style:name="ListLabel_20_18" style:display-name="ListLabel 18" style:family="text">
      <style:text-properties style:font-name="Calibri" fo:font-family="Calibri" style:font-family-generic="roman" style:font-pitch="variable" fo:font-size="10pt" style:font-size-asian="10pt"/>
    </style:style>
    <style:style style:name="ListLabel_20_19" style:display-name="ListLabel 19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Calibri" fo:font-family="Calibri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68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38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08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7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48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18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88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58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28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harles Houssiaux AZURIUS SL;AZURIUS SL ©Copyright;Hoja-de-Vida.co - Copyright ©AZURIUS SL</meta:initial-creator>
    <meta:editing-cycles>3</meta:editing-cycles>
    <meta:print-date>2026-03-11T21:47:00</meta:print-date>
    <meta:creation-date>2026-03-11T21:56:00</meta:creation-date>
    <dc:date>2026-04-21T15:57:15.694113968</dc:date>
    <meta:editing-duration>PT1M9S</meta:editing-duration>
    <meta:generator>LibreOffice/25.8.6.2$Linux_X86_64 LibreOffice_project/580$Build-2</meta:generator>
    <meta:document-statistic meta:table-count="0" meta:image-count="0" meta:object-count="0" meta:page-count="1" meta:paragraph-count="27" meta:word-count="177" meta:character-count="1558" meta:non-whitespace-character-count="1056"/>
    <meta:user-defined meta:name="AppVersion">16.0000</meta:user-defined>
    <meta:template xlink:type="simple" xlink:actuate="onRequest" xlink:title="Normal" xlink:href=""/>
  </office:meta>
</office:document-meta>
</file>